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4.14mm" svg:height="126.17mm" svg:x="107.91mm" svg:y="169.2mm">
            <draw:object draw:notify-on-update-of-ranges="Sheet1.B1:Sheet1.B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1]*(1/0.87)" office:value-type="float" office:value="0" calcext:value-type="float">
            <text:p>0</text:p>
          </table:table-cell>
          <table:table-cell table:formula="of:=TRUNC([.C1]*256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.021" calcext:value-type="float">
            <text:p>0.021</text:p>
          </table:table-cell>
          <table:table-cell table:formula="of:=[.B2]*(1/0.87)" office:value-type="float" office:value="0.0241379310344828" calcext:value-type="float">
            <text:p>0.024137931034483</text:p>
          </table:table-cell>
          <table:table-cell table:formula="of:=TRUNC([.C2]*256)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.042" calcext:value-type="float">
            <text:p>0.042</text:p>
          </table:table-cell>
          <table:table-cell table:formula="of:=[.B3]*(1/0.87)" office:value-type="float" office:value="0.0482758620689655" calcext:value-type="float">
            <text:p>0.048275862068966</text:p>
          </table:table-cell>
          <table:table-cell table:formula="of:=TRUNC([.C3]*256)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.063" calcext:value-type="float">
            <text:p>0.063</text:p>
          </table:table-cell>
          <table:table-cell table:formula="of:=[.B4]*(1/0.87)" office:value-type="float" office:value="0.0724137931034483" calcext:value-type="float">
            <text:p>0.072413793103448</text:p>
          </table:table-cell>
          <table:table-cell table:formula="of:=TRUNC([.C4]*256)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.084" calcext:value-type="float">
            <text:p>0.084</text:p>
          </table:table-cell>
          <table:table-cell table:formula="of:=[.B5]*(1/0.87)" office:value-type="float" office:value="0.096551724137931" calcext:value-type="float">
            <text:p>0.096551724137931</text:p>
          </table:table-cell>
          <table:table-cell table:formula="of:=TRUNC([.C5]*256)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105" calcext:value-type="float">
            <text:p>0.105</text:p>
          </table:table-cell>
          <table:table-cell table:formula="of:=[.B6]*(1/0.87)" office:value-type="float" office:value="0.120689655172414" calcext:value-type="float">
            <text:p>0.120689655172414</text:p>
          </table:table-cell>
          <table:table-cell table:formula="of:=TRUNC([.C6]*256)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125" calcext:value-type="float">
            <text:p>0.125</text:p>
          </table:table-cell>
          <table:table-cell table:formula="of:=[.B7]*(1/0.87)" office:value-type="float" office:value="0.14367816091954" calcext:value-type="float">
            <text:p>0.14367816091954</text:p>
          </table:table-cell>
          <table:table-cell table:formula="of:=TRUNC([.C7]*256)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.147" calcext:value-type="float">
            <text:p>0.147</text:p>
          </table:table-cell>
          <table:table-cell table:formula="of:=[.B8]*(1/0.87)" office:value-type="float" office:value="0.168965517241379" calcext:value-type="float">
            <text:p>0.168965517241379</text:p>
          </table:table-cell>
          <table:table-cell table:formula="of:=TRUNC([.C8]*256)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0.169" calcext:value-type="float">
            <text:p>0.169</text:p>
          </table:table-cell>
          <table:table-cell table:formula="of:=[.B9]*(1/0.87)" office:value-type="float" office:value="0.194252873563218" calcext:value-type="float">
            <text:p>0.194252873563218</text:p>
          </table:table-cell>
          <table:table-cell table:formula="of:=TRUNC([.C9]*256)" office:value-type="float" office:value="49" calcext:value-type="float">
            <text:p>49</text:p>
          </table:table-cell>
          <table:table-cell table:style-name="ce1"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" calcext:value-type="float">
            <text:p>0.19</text:p>
          </table:table-cell>
          <table:table-cell table:formula="of:=[.B10]*(1/0.87)" office:value-type="float" office:value="0.218390804597701" calcext:value-type="float">
            <text:p>0.218390804597701</text:p>
          </table:table-cell>
          <table:table-cell table:formula="of:=TRUNC([.C10]*256)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" calcext:value-type="float">
            <text:p>0.21</text:p>
          </table:table-cell>
          <table:table-cell table:formula="of:=[.B11]*(1/0.87)" office:value-type="float" office:value="0.241379310344828" calcext:value-type="float">
            <text:p>0.241379310344828</text:p>
          </table:table-cell>
          <table:table-cell table:formula="of:=TRUNC([.C11]*256)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2" calcext:value-type="float">
            <text:p>0.232</text:p>
          </table:table-cell>
          <table:table-cell table:formula="of:=[.B12]*(1/0.87)" office:value-type="float" office:value="0.266666666666667" calcext:value-type="float">
            <text:p>0.266666666666667</text:p>
          </table:table-cell>
          <table:table-cell table:formula="of:=TRUNC([.C12]*256)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5" calcext:value-type="float">
            <text:p>0.255</text:p>
          </table:table-cell>
          <table:table-cell table:formula="of:=[.B13]*(1/0.87)" office:value-type="float" office:value="0.293103448275862" calcext:value-type="float">
            <text:p>0.293103448275862</text:p>
          </table:table-cell>
          <table:table-cell table:formula="of:=TRUNC([.C13]*256)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8" calcext:value-type="float">
            <text:p>0.28</text:p>
          </table:table-cell>
          <table:table-cell table:formula="of:=[.B14]*(1/0.87)" office:value-type="float" office:value="0.32183908045977" calcext:value-type="float">
            <text:p>0.32183908045977</text:p>
          </table:table-cell>
          <table:table-cell table:formula="of:=TRUNC([.C14]*256)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97" calcext:value-type="float">
            <text:p>0.297</text:p>
          </table:table-cell>
          <table:table-cell table:formula="of:=[.B15]*(1/0.87)" office:value-type="float" office:value="0.341379310344828" calcext:value-type="float">
            <text:p>0.341379310344828</text:p>
          </table:table-cell>
          <table:table-cell table:formula="of:=TRUNC([.C15]*256)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05" calcext:value-type="float">
            <text:p>0.3105</text:p>
          </table:table-cell>
          <table:table-cell table:formula="of:=[.B16]*(1/0.87)" office:value-type="float" office:value="0.356896551724138" calcext:value-type="float">
            <text:p>0.356896551724138</text:p>
          </table:table-cell>
          <table:table-cell table:formula="of:=TRUNC([.C16]*256)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" calcext:value-type="float">
            <text:p>0.33</text:p>
          </table:table-cell>
          <table:table-cell table:formula="of:=[.B17]*(1/0.87)" office:value-type="float" office:value="0.379310344827586" calcext:value-type="float">
            <text:p>0.379310344827586</text:p>
          </table:table-cell>
          <table:table-cell table:formula="of:=TRUNC([.C17]*256)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45" calcext:value-type="float">
            <text:p>0.345</text:p>
          </table:table-cell>
          <table:table-cell table:formula="of:=[.B18]*(1/0.87)" office:value-type="float" office:value="0.396551724137931" calcext:value-type="float">
            <text:p>0.396551724137931</text:p>
          </table:table-cell>
          <table:table-cell table:formula="of:=TRUNC([.C18]*256)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59" calcext:value-type="float">
            <text:p>0.359</text:p>
          </table:table-cell>
          <table:table-cell table:formula="of:=[.B19]*(1/0.87)" office:value-type="float" office:value="0.41264367816092" calcext:value-type="float">
            <text:p>0.41264367816092</text:p>
          </table:table-cell>
          <table:table-cell table:formula="of:=TRUNC([.C19]*256)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5" calcext:value-type="float">
            <text:p>0.375</text:p>
          </table:table-cell>
          <table:table-cell table:formula="of:=[.B20]*(1/0.87)" office:value-type="float" office:value="0.431034482758621" calcext:value-type="float">
            <text:p>0.431034482758621</text:p>
          </table:table-cell>
          <table:table-cell table:formula="of:=TRUNC([.C20]*256)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9" calcext:value-type="float">
            <text:p>0.39</text:p>
          </table:table-cell>
          <table:table-cell table:formula="of:=[.B21]*(1/0.87)" office:value-type="float" office:value="0.448275862068966" calcext:value-type="float">
            <text:p>0.448275862068966</text:p>
          </table:table-cell>
          <table:table-cell table:formula="of:=TRUNC([.C21]*256)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05" calcext:value-type="float">
            <text:p>0.405</text:p>
          </table:table-cell>
          <table:table-cell table:formula="of:=[.B22]*(1/0.87)" office:value-type="float" office:value="0.46551724137931" calcext:value-type="float">
            <text:p>0.46551724137931</text:p>
          </table:table-cell>
          <table:table-cell table:formula="of:=TRUNC([.C22]*256)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float" office:value="0.423" calcext:value-type="float">
            <text:p>0.423</text:p>
          </table:table-cell>
          <table:table-cell table:formula="of:=[.B23]*(1/0.87)" office:value-type="float" office:value="0.486206896551724" calcext:value-type="float">
            <text:p>0.486206896551724</text:p>
          </table:table-cell>
          <table:table-cell table:formula="of:=TRUNC([.C23]*256)" office:value-type="float" office:value="124" calcext:value-type="float">
            <text:p>124</text:p>
          </table:table-cell>
          <table:table-cell table:style-name="ce2"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35" calcext:value-type="float">
            <text:p>0.435</text:p>
          </table:table-cell>
          <table:table-cell table:formula="of:=[.B24]*(1/0.87)" office:value-type="float" office:value="0.5" calcext:value-type="float">
            <text:p>0.5</text:p>
          </table:table-cell>
          <table:table-cell table:formula="of:=TRUNC([.C24]*256)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55" calcext:value-type="float">
            <text:p>0.455</text:p>
          </table:table-cell>
          <table:table-cell table:formula="of:=[.B25]*(1/0.87)" office:value-type="float" office:value="0.522988505747126" calcext:value-type="float">
            <text:p>0.522988505747126</text:p>
          </table:table-cell>
          <table:table-cell table:formula="of:=TRUNC([.C25]*256)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7" calcext:value-type="float">
            <text:p>0.47</text:p>
          </table:table-cell>
          <table:table-cell table:formula="of:=[.B26]*(1/0.87)" office:value-type="float" office:value="0.540229885057471" calcext:value-type="float">
            <text:p>0.540229885057471</text:p>
          </table:table-cell>
          <table:table-cell table:formula="of:=TRUNC([.C26]*256)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5" calcext:value-type="float">
            <text:p>0.485</text:p>
          </table:table-cell>
          <table:table-cell table:formula="of:=[.B27]*(1/0.87)" office:value-type="float" office:value="0.557471264367816" calcext:value-type="float">
            <text:p>0.557471264367816</text:p>
          </table:table-cell>
          <table:table-cell table:formula="of:=TRUNC([.C27]*256)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</text:p>
          </table:table-cell>
          <table:table-cell table:formula="of:=[.B28]*(1/0.87)" office:value-type="float" office:value="0.574712643678161" calcext:value-type="float">
            <text:p>0.574712643678161</text:p>
          </table:table-cell>
          <table:table-cell table:formula="of:=TRUNC([.C28]*256)"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51" calcext:value-type="float">
            <text:p>0.51</text:p>
          </table:table-cell>
          <table:table-cell table:formula="of:=[.B29]*(1/0.87)" office:value-type="float" office:value="0.586206896551724" calcext:value-type="float">
            <text:p>0.586206896551724</text:p>
          </table:table-cell>
          <table:table-cell table:formula="of:=TRUNC([.C29]*256)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2" calcext:value-type="float">
            <text:p>0.52</text:p>
          </table:table-cell>
          <table:table-cell table:formula="of:=[.B30]*(1/0.87)" office:value-type="float" office:value="0.597701149425287" calcext:value-type="float">
            <text:p>0.597701149425287</text:p>
          </table:table-cell>
          <table:table-cell table:formula="of:=TRUNC([.C30]*256)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3" calcext:value-type="float">
            <text:p>0.53</text:p>
          </table:table-cell>
          <table:table-cell table:formula="of:=[.B31]*(1/0.87)" office:value-type="float" office:value="0.609195402298851" calcext:value-type="float">
            <text:p>0.609195402298851</text:p>
          </table:table-cell>
          <table:table-cell table:formula="of:=TRUNC([.C31]*256)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4" calcext:value-type="float">
            <text:p>0.54</text:p>
          </table:table-cell>
          <table:table-cell table:formula="of:=[.B32]*(1/0.87)" office:value-type="float" office:value="0.620689655172414" calcext:value-type="float">
            <text:p>0.620689655172414</text:p>
          </table:table-cell>
          <table:table-cell table:formula="of:=TRUNC([.C32]*256)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5" calcext:value-type="float">
            <text:p>0.55</text:p>
          </table:table-cell>
          <table:table-cell table:formula="of:=[.B33]*(1/0.87)" office:value-type="float" office:value="0.632183908045977" calcext:value-type="float">
            <text:p>0.632183908045977</text:p>
          </table:table-cell>
          <table:table-cell table:formula="of:=TRUNC([.C33]*256)"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6" calcext:value-type="float">
            <text:p>0.56</text:p>
          </table:table-cell>
          <table:table-cell table:formula="of:=[.B34]*(1/0.87)" office:value-type="float" office:value="0.64367816091954" calcext:value-type="float">
            <text:p>0.64367816091954</text:p>
          </table:table-cell>
          <table:table-cell table:formula="of:=TRUNC([.C34]*256)" office:value-type="float" office:value="164" calcext:value-type="float">
            <text:p>164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75" calcext:value-type="float">
            <text:p>0.575</text:p>
          </table:table-cell>
          <table:table-cell table:formula="of:=[.B35]*(1/0.87)" office:value-type="float" office:value="0.660919540229885" calcext:value-type="float">
            <text:p>0.660919540229885</text:p>
          </table:table-cell>
          <table:table-cell table:formula="of:=TRUNC([.C35]*256)" office:value-type="float" office:value="169" calcext:value-type="float">
            <text:p>169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85" calcext:value-type="float">
            <text:p>0.585</text:p>
          </table:table-cell>
          <table:table-cell table:formula="of:=[.B36]*(1/0.87)" office:value-type="float" office:value="0.672413793103448" calcext:value-type="float">
            <text:p>0.672413793103448</text:p>
          </table:table-cell>
          <table:table-cell table:formula="of:=TRUNC([.C36]*256)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95" calcext:value-type="float">
            <text:p>0.595</text:p>
          </table:table-cell>
          <table:table-cell table:formula="of:=[.B37]*(1/0.87)" office:value-type="float" office:value="0.683908045977011" calcext:value-type="float">
            <text:p>0.683908045977011</text:p>
          </table:table-cell>
          <table:table-cell table:formula="of:=TRUNC([.C37]*256)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07" calcext:value-type="float">
            <text:p>0.607</text:p>
          </table:table-cell>
          <table:table-cell table:formula="of:=[.B38]*(1/0.87)" office:value-type="float" office:value="0.697701149425287" calcext:value-type="float">
            <text:p>0.697701149425287</text:p>
          </table:table-cell>
          <table:table-cell table:formula="of:=TRUNC([.C38]*256)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17" calcext:value-type="float">
            <text:p>0.617</text:p>
          </table:table-cell>
          <table:table-cell table:formula="of:=[.B39]*(1/0.87)" office:value-type="float" office:value="0.709195402298851" calcext:value-type="float">
            <text:p>0.709195402298851</text:p>
          </table:table-cell>
          <table:table-cell table:formula="of:=TRUNC([.C39]*256)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3" calcext:value-type="float">
            <text:p>0.63</text:p>
          </table:table-cell>
          <table:table-cell table:formula="of:=[.B40]*(1/0.87)" office:value-type="float" office:value="0.724137931034483" calcext:value-type="float">
            <text:p>0.724137931034483</text:p>
          </table:table-cell>
          <table:table-cell table:formula="of:=TRUNC([.C40]*256)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4" calcext:value-type="float">
            <text:p>0.64</text:p>
          </table:table-cell>
          <table:table-cell table:formula="of:=[.B41]*(1/0.87)" office:value-type="float" office:value="0.735632183908046" calcext:value-type="float">
            <text:p>0.735632183908046</text:p>
          </table:table-cell>
          <table:table-cell table:formula="of:=TRUNC([.C41]*256)"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5" calcext:value-type="float">
            <text:p>0.65</text:p>
          </table:table-cell>
          <table:table-cell table:formula="of:=[.B42]*(1/0.87)" office:value-type="float" office:value="0.747126436781609" calcext:value-type="float">
            <text:p>0.747126436781609</text:p>
          </table:table-cell>
          <table:table-cell table:formula="of:=TRUNC([.C42]*256)" office:value-type="float" office:value="191" calcext:value-type="float">
            <text:p>191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" calcext:value-type="float">
            <text:p>0.66</text:p>
          </table:table-cell>
          <table:table-cell table:formula="of:=[.B43]*(1/0.87)" office:value-type="float" office:value="0.758620689655172" calcext:value-type="float">
            <text:p>0.758620689655172</text:p>
          </table:table-cell>
          <table:table-cell table:formula="of:=TRUNC([.C43]*256)" office:value-type="float" office:value="194" calcext:value-type="float">
            <text:p>194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7" calcext:value-type="float">
            <text:p>0.67</text:p>
          </table:table-cell>
          <table:table-cell table:formula="of:=[.B44]*(1/0.87)" office:value-type="float" office:value="0.770114942528736" calcext:value-type="float">
            <text:p>0.770114942528736</text:p>
          </table:table-cell>
          <table:table-cell table:formula="of:=TRUNC([.C44]*256)" office:value-type="float" office:value="197" calcext:value-type="float">
            <text:p>197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float" office:value="0.677" calcext:value-type="float">
            <text:p>0.677</text:p>
          </table:table-cell>
          <table:table-cell table:formula="of:=[.B45]*(1/0.87)" office:value-type="float" office:value="0.77816091954023" calcext:value-type="float">
            <text:p>0.77816091954023</text:p>
          </table:table-cell>
          <table:table-cell table:formula="of:=TRUNC([.C45]*256)" office:value-type="float" office:value="199" calcext:value-type="float">
            <text:p>199</text:p>
          </table:table-cell>
          <table:table-cell table:style-name="ce2"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88" calcext:value-type="float">
            <text:p>0.688</text:p>
          </table:table-cell>
          <table:table-cell table:formula="of:=[.B46]*(1/0.87)" office:value-type="float" office:value="0.790804597701149" calcext:value-type="float">
            <text:p>0.790804597701149</text:p>
          </table:table-cell>
          <table:table-cell table:formula="of:=TRUNC([.C46]*256)" office:value-type="float" office:value="202" calcext:value-type="float">
            <text:p>202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table:formula="of:=[.B47]*(1/0.87)" office:value-type="float" office:value="0.804597701149425" calcext:value-type="float">
            <text:p>0.804597701149425</text:p>
          </table:table-cell>
          <table:table-cell table:formula="of:=TRUNC([.C47]*256)" office:value-type="float" office:value="205" calcext:value-type="float">
            <text:p>205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71" calcext:value-type="float">
            <text:p>0.71</text:p>
          </table:table-cell>
          <table:table-cell table:formula="of:=[.B48]*(1/0.87)" office:value-type="float" office:value="0.816091954022988" calcext:value-type="float">
            <text:p>0.816091954022988</text:p>
          </table:table-cell>
          <table:table-cell table:formula="of:=TRUNC([.C48]*256)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722" calcext:value-type="float">
            <text:p>0.722</text:p>
          </table:table-cell>
          <table:table-cell table:formula="of:=[.B49]*(1/0.87)" office:value-type="float" office:value="0.829885057471264" calcext:value-type="float">
            <text:p>0.829885057471264</text:p>
          </table:table-cell>
          <table:table-cell table:formula="of:=TRUNC([.C49]*256)"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35" calcext:value-type="float">
            <text:p>0.735</text:p>
          </table:table-cell>
          <table:table-cell table:formula="of:=[.B50]*(1/0.87)" office:value-type="float" office:value="0.844827586206896" calcext:value-type="float">
            <text:p>0.844827586206896</text:p>
          </table:table-cell>
          <table:table-cell table:formula="of:=TRUNC([.C50]*256)" office:value-type="float" office:value="216" calcext:value-type="float">
            <text:p>216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45" calcext:value-type="float">
            <text:p>0.745</text:p>
          </table:table-cell>
          <table:table-cell table:formula="of:=[.B51]*(1/0.87)" office:value-type="float" office:value="0.85632183908046" calcext:value-type="float">
            <text:p>0.85632183908046</text:p>
          </table:table-cell>
          <table:table-cell table:formula="of:=TRUNC([.C51]*256)" office:value-type="float" office:value="219" calcext:value-type="float">
            <text:p>219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752" calcext:value-type="float">
            <text:p>0.752</text:p>
          </table:table-cell>
          <table:table-cell table:formula="of:=[.B52]*(1/0.87)" office:value-type="float" office:value="0.864367816091954" calcext:value-type="float">
            <text:p>0.864367816091954</text:p>
          </table:table-cell>
          <table:table-cell table:formula="of:=TRUNC([.C52]*256)" office:value-type="float" office:value="221" calcext:value-type="float">
            <text:p>221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765" calcext:value-type="float">
            <text:p>0.765</text:p>
          </table:table-cell>
          <table:table-cell table:formula="of:=[.B53]*(1/0.87)" office:value-type="float" office:value="0.879310344827586" calcext:value-type="float">
            <text:p>0.879310344827586</text:p>
          </table:table-cell>
          <table:table-cell table:formula="of:=TRUNC([.C53]*256)" office:value-type="float" office:value="225" calcext:value-type="float">
            <text:p>225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775" calcext:value-type="float">
            <text:p>0.775</text:p>
          </table:table-cell>
          <table:table-cell table:formula="of:=[.B54]*(1/0.87)" office:value-type="float" office:value="0.890804597701149" calcext:value-type="float">
            <text:p>0.890804597701149</text:p>
          </table:table-cell>
          <table:table-cell table:formula="of:=TRUNC([.C54]*256)" office:value-type="float" office:value="228" calcext:value-type="float">
            <text:p>228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86" calcext:value-type="float">
            <text:p>0.786</text:p>
          </table:table-cell>
          <table:table-cell table:formula="of:=[.B55]*(1/0.87)" office:value-type="float" office:value="0.903448275862069" calcext:value-type="float">
            <text:p>0.903448275862069</text:p>
          </table:table-cell>
          <table:table-cell table:formula="of:=TRUNC([.C55]*256)" office:value-type="float" office:value="231" calcext:value-type="float">
            <text:p>231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92" calcext:value-type="float">
            <text:p>0.792</text:p>
          </table:table-cell>
          <table:table-cell table:formula="of:=[.B56]*(1/0.87)" office:value-type="float" office:value="0.910344827586207" calcext:value-type="float">
            <text:p>0.910344827586207</text:p>
          </table:table-cell>
          <table:table-cell table:formula="of:=TRUNC([.C56]*256)" office:value-type="float" office:value="233" calcext:value-type="float">
            <text:p>233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796" calcext:value-type="float">
            <text:p>0.796</text:p>
          </table:table-cell>
          <table:table-cell table:formula="of:=[.B57]*(1/0.87)" office:value-type="float" office:value="0.914942528735632" calcext:value-type="float">
            <text:p>0.914942528735632</text:p>
          </table:table-cell>
          <table:table-cell table:formula="of:=TRUNC([.C57]*256)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05" calcext:value-type="float">
            <text:p>0.805</text:p>
          </table:table-cell>
          <table:table-cell table:formula="of:=[.B58]*(1/0.87)" office:value-type="float" office:value="0.925287356321839" calcext:value-type="float">
            <text:p>0.925287356321839</text:p>
          </table:table-cell>
          <table:table-cell table:formula="of:=TRUNC([.C58]*256)" office:value-type="float" office:value="236" calcext:value-type="float">
            <text:p>236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1" calcext:value-type="float">
            <text:p>0.81</text:p>
          </table:table-cell>
          <table:table-cell table:formula="of:=[.B59]*(1/0.87)" office:value-type="float" office:value="0.931034482758621" calcext:value-type="float">
            <text:p>0.931034482758621</text:p>
          </table:table-cell>
          <table:table-cell table:formula="of:=TRUNC([.C59]*256)" office:value-type="float" office:value="238" calcext:value-type="float">
            <text:p>238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2" calcext:value-type="float">
            <text:p>0.82</text:p>
          </table:table-cell>
          <table:table-cell table:formula="of:=[.B60]*(1/0.87)" office:value-type="float" office:value="0.942528735632184" calcext:value-type="float">
            <text:p>0.942528735632184</text:p>
          </table:table-cell>
          <table:table-cell table:formula="of:=TRUNC([.C60]*256)" office:value-type="float" office:value="241" calcext:value-type="float">
            <text:p>241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25" calcext:value-type="float">
            <text:p>0.825</text:p>
          </table:table-cell>
          <table:table-cell table:formula="of:=[.B61]*(1/0.87)" office:value-type="float" office:value="0.948275862068966" calcext:value-type="float">
            <text:p>0.948275862068966</text:p>
          </table:table-cell>
          <table:table-cell table:formula="of:=TRUNC([.C61]*256)" office:value-type="float" office:value="242" calcext:value-type="float">
            <text:p>242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3" calcext:value-type="float">
            <text:p>0.83</text:p>
          </table:table-cell>
          <table:table-cell table:formula="of:=[.B62]*(1/0.87)" office:value-type="float" office:value="0.954022988505747" calcext:value-type="float">
            <text:p>0.954022988505747</text:p>
          </table:table-cell>
          <table:table-cell table:formula="of:=TRUNC([.C62]*256)" office:value-type="float" office:value="244" calcext:value-type="float">
            <text:p>244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35" calcext:value-type="float">
            <text:p>0.835</text:p>
          </table:table-cell>
          <table:table-cell table:formula="of:=[.B63]*(1/0.87)" office:value-type="float" office:value="0.959770114942529" calcext:value-type="float">
            <text:p>0.959770114942529</text:p>
          </table:table-cell>
          <table:table-cell table:formula="of:=TRUNC([.C63]*256)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4" calcext:value-type="float">
            <text:p>0.84</text:p>
          </table:table-cell>
          <table:table-cell table:formula="of:=[.B64]*(1/0.87)" office:value-type="float" office:value="0.96551724137931" calcext:value-type="float">
            <text:p>0.96551724137931</text:p>
          </table:table-cell>
          <table:table-cell table:formula="of:=TRUNC([.C64]*256)" office:value-type="float" office:value="247" calcext:value-type="float">
            <text:p>247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43" calcext:value-type="float">
            <text:p>0.843</text:p>
          </table:table-cell>
          <table:table-cell table:formula="of:=[.B65]*(1/0.87)" office:value-type="float" office:value="0.968965517241379" calcext:value-type="float">
            <text:p>0.968965517241379</text:p>
          </table:table-cell>
          <table:table-cell table:formula="of:=TRUNC([.C65]*256)"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5" calcext:value-type="float">
            <text:p>0.845</text:p>
          </table:table-cell>
          <table:table-cell table:formula="of:=[.B66]*(1/0.87)" office:value-type="float" office:value="0.971264367816092" calcext:value-type="float">
            <text:p>0.971264367816092</text:p>
          </table:table-cell>
          <table:table-cell table:formula="of:=TRUNC([.C66]*256)" office:value-type="float" office:value="248" calcext:value-type="float">
            <text:p>248</text:p>
          </table:table-cell>
          <table:table-cell table:number-columns-repeated="1020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float" office:value="0.847" calcext:value-type="float">
            <text:p>0.847</text:p>
          </table:table-cell>
          <table:table-cell table:formula="of:=[.B67]*(1/0.87)" office:value-type="float" office:value="0.973563218390805" calcext:value-type="float">
            <text:p>0.973563218390805</text:p>
          </table:table-cell>
          <table:table-cell table:formula="of:=TRUNC([.C67]*256)" office:value-type="float" office:value="249" calcext:value-type="float">
            <text:p>249</text:p>
          </table:table-cell>
          <table:table-cell table:style-name="ce2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5T14:43:47.138679367</meta:creation-date>
    <dc:date>2021-04-05T15:35:14.399022037</dc:date>
    <meta:editing-duration>PT8M35S</meta:editing-duration>
    <meta:editing-cycles>1</meta:editing-cycles>
    <meta:document-statistic meta:table-count="1" meta:cell-count="26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15cm" svg:height="12.618cm" xlink:href=".." xlink:type="simple" chart:class="chart:line" chart:style-name="ch1">
        <chart:legend chart:legend-position="end" svg:x="19.563cm" svg:y="6.01cm" style:legend-expansion="high" chart:style-name="ch2"/>
        <chart:plot-area chart:style-name="ch3" table:cell-range-address="Sheet1.B1:Sheet1.B67" svg:x="1.459cm" svg:y="0.252cm" svg:width="17.656cm" svg:height="11.133cm">
          <chartooo:coordinate-region svg:x="2.186cm" svg:y="0.451cm" svg:width="16.789cm" svg:height="10.142cm"/>
          <chart:axis chart:dimension="x" chart:name="primary-x" chart:style-name="ch4">
            <chart:title svg:x="9.621cm" svg:y="11.637cm" chart:style-name="ch5">
              <text:p>seconds</text:p>
            </chart:title>
          </chart:axis>
          <chart:axis chart:dimension="y" chart:name="primary-y" chart:style-name="ch4">
            <chart:title svg:x="0.451cm" svg:y="6.616cm" chart:style-name="ch6">
              <text:p>proportion</text:p>
            </chart:title>
            <chart:grid chart:style-name="ch7" chart:class="major"/>
          </chart:axis>
          <chart:series chart:style-name="ch8" chart:values-cell-range-address="Sheet1.B1:Sheet1.B67" chart:class="chart:line"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2">
                <text:p>0.2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7">
                <text:p>0.2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05">
                <text:p>0.3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5">
                <text:p>0.3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23">
                <text:p>0.4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5">
                <text:p>0.4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75">
                <text:p>0.5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5">
                <text:p>0.5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5">
                <text:p>0.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8">
                <text:p>0.6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22">
                <text:p>0.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35">
                <text:p>0.7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52">
                <text:p>0.7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86">
                <text:p>0.7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6">
                <text:p>0.7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47">
                <text:p>0.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